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icrosoft YaHei" svg:font-family="'Microsoft YaHei', 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e3f2" officeooo:paragraph-rsid="0015049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e3f2" officeooo:paragraph-rsid="0011e3f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2c94b" officeooo:paragraph-rsid="0012c94b"/>
    </style:style>
    <style:style style:name="T1" style:family="text">
      <style:text-properties officeooo:rsid="0013966a"/>
    </style:style>
    <style:style style:name="T2" style:family="text">
      <style:text-properties officeooo:rsid="00150491"/>
    </style:style>
    <style:style style:name="T3" style:family="text">
      <style:text-properties officeooo:rsid="0017c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计算机工程成功带来的推动作用和失败带来的负面影响</text:p>
      <text:p text:style-name="P1"><text:tab/>计算机应用<text:span text:style-name="T2">和计算机工程的成功实施对社会可持续发展具有推动作用, 但其失败也会带来负面影响.</text:span></text:p>
      <text:p text:style-name="P1"><text:tab/>计算机应用和计算机工程的成功实施, 对社会的发展具有极大的推动作用, 它不仅在许多方面方便了人类的生活, 在企业、科研上也起了很大的作用. 比如甘肃敦煌光伏发电站的成功实施推动了可持续发展, </text:p>
      <text:p text:style-name="P3">其中分布式光伏发电站集中监控系统掌控了发电站, 使发电站能够正常的运作, 这个工程实现了对太阳能的有效捕捉, 可以取代传统的火力发电, 减少了化石燃料的燃烧, 降低了二氧化碳的排放, 推动了可持续发展. 在此之外, 通信技术的成功对社会可持续发展的作用也是非常的大, 网络<text:span text:style-name="T1">的出现与发展</text:span>, <text:span text:style-name="T1">使信息触手可得,</text:span> 使城乡资源平等, 人们可以通过网络获取知识, 认识世界, 在此, 通<text:span text:style-name="T1">信技术推动了文化的交流, 实现社会可持续发展. 即将出现的5G技术, 也必定提高人民的生活环境, 5G和计算机智能控制使自动驾驶的成为现实, 使人民出行更加方便安全. 天河一号二号的成功, 使科学家们能在超级计算机上进行模拟实验, 对人类科技文明发展起了极大推动. 由此可见, 计算机应用和计算机工程的成功可以推动社会的可持续发展.</text:span></text:p>
      <text:p text:style-name="P3"><text:tab/>计算机工程<text:span text:style-name="T2">的失败, 也会对社会、环境、安全、健康等带来负面影响. 现在, 自动驾驶尚未成熟, 失败的案例也是存在的, 特斯拉首例自动驾驶致死事故, 就可以反映出自动驾驶的失败对安全造成的影响, 该自动驾驶车辆, 对大型障碍物可以有效躲避, 但是对与小型障碍物的识别却仍很困难, 这些车进入到公路上会产生极大的安全隐患. 自动驾驶的失败也对人们对自动驾驶产生了恐慌, 对社会产生了负面影响.</text:span></text:p>
      <text:p text:style-name="P3"><text:tab/>作为工程师, 应该考虑各种因素, 而且计算机工程仍是工程, 具有工程<text:span text:style-name="T3">的风险性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icrosoft YaHei" svg:font-family="'Microsoft YaHei', 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" style:font-family-asian="'思源黑体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20:36:59.980159777</meta:creation-date>
    <dc:date>2020-03-08T22:15:43.872206490</dc:date>
    <meta:editing-duration>PT5M52S</meta:editing-duration>
    <meta:editing-cycles>1</meta:editing-cycles>
    <meta:document-statistic meta:table-count="0" meta:image-count="0" meta:object-count="0" meta:page-count="1" meta:paragraph-count="6" meta:word-count="703" meta:character-count="755" meta:non-whitespace-character-count="705"/>
    <meta:generator>LibreOffice/6.3.5.2$Linux_X86_64 LibreOffice_project/30$Build-2</meta:generator>
  </office:meta>
</office:document-meta>
</file>